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32539"/>
    </style:style>
    <style:style style:name="P2" style:family="paragraph" style:parent-style-name="Text_20_body">
      <style:text-properties officeooo:rsid="00132539" officeooo:paragraph-rsid="00132539"/>
    </style:style>
    <style:style style:name="P3" style:family="paragraph" style:parent-style-name="Text_20_body">
      <style:text-properties officeooo:rsid="0014251d" officeooo:paragraph-rsid="0014251d"/>
    </style:style>
    <style:style style:name="P4" style:family="paragraph" style:parent-style-name="Text_20_body">
      <style:text-properties fo:font-weight="bold" officeooo:rsid="0015f81c" officeooo:paragraph-rsid="0015f81c" style:font-weight-asian="bold" style:font-weight-complex="bold"/>
    </style:style>
    <style:style style:name="P5" style:family="paragraph" style:parent-style-name="Text_20_body">
      <style:text-properties fo:font-weight="normal" officeooo:rsid="0015f81c" officeooo:paragraph-rsid="0015f81c" style:font-weight-asian="normal" style:font-weight-complex="normal"/>
    </style:style>
    <style:style style:name="P6" style:family="paragraph" style:parent-style-name="Text_20_body">
      <style:text-properties fo:font-weight="normal" officeooo:rsid="00185db0" officeooo:paragraph-rsid="00185db0" style:font-weight-asian="normal" style:font-weight-complex="normal"/>
    </style:style>
    <style:style style:name="P7" style:family="paragraph" style:parent-style-name="Text_20_body">
      <style:text-properties fo:font-weight="normal" officeooo:rsid="00198e47" officeooo:paragraph-rsid="00198e47" style:font-weight-asian="normal" style:font-weight-complex="normal"/>
    </style:style>
    <style:style style:name="T1" style:family="text">
      <style:text-properties officeooo:rsid="001200be"/>
    </style:style>
    <style:style style:name="T2" style:family="text">
      <style:text-properties officeooo:rsid="0014251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otes <text:span text:style-name="T1">meeting 03/11</text:span></text:p>
      <text:p text:style-name="P1"/>
      <text:p text:style-name="P2">­<text:span text:style-name="T2">Decentralized KYC</text:span></text:p>
      <text:p text:style-name="P3">Digital identity</text:p>
      <text:p text:style-name="P3">Zero knowledge proof</text:p>
      <text:p text:style-name="P3">Multisig</text:p>
      <text:p text:style-name="P3"/>
      <text:p text:style-name="P4">Hive online</text:p>
      <text:p text:style-name="P5">Sophie Blakstad</text:p>
      <text:p text:style-name="P5">The Human Blockchain</text:p>
      <text:p text:style-name="P5"/>
      <text:p text:style-name="P5"/>
      <text:p text:style-name="P5">Nobody cares about transfers - in isolation</text:p>
      <text:p text:style-name="P5"/>
      <text:p text:style-name="P5">Remittance + Collateral</text:p>
      <text:p text:style-name="P5">Reputation System</text:p>
      <text:p text:style-name="P5">Billig Escrow</text:p>
      <text:p text:style-name="P6">partition intolerance</text:p>
      <text:p text:style-name="P7">Eventual synchronization -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05T16:50:10.740150412</meta:creation-date>
    <meta:editing-duration>PT22S</meta:editing-duration>
    <meta:editing-cycles>2</meta:editing-cycles>
    <meta:generator>LibreOffice/6.3.5.2$Linux_X86_64 LibreOffice_project/30$Build-2</meta:generator>
    <dc:date>2020-11-05T16:50:30.115667480</dc:date>
    <meta:document-statistic meta:table-count="0" meta:image-count="0" meta:object-count="0" meta:page-count="1" meta:paragraph-count="14" meta:word-count="38" meta:character-count="271" meta:non-whitespace-character-count="247"/>
  </office:meta>
</office:document-meta>
</file>